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mesMatcherLoader.configure( Configuration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mesMatcherLoader.getMatcher( String match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37">
            <text:p text:style-name="Table_20_Contents">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